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d210"/>
    </style:style>
    <style:style style:name="P2" style:family="paragraph" style:parent-style-name="Standard" style:list-style-name="L1">
      <style:text-properties officeooo:rsid="001dafb0" officeooo:paragraph-rsid="001dafb0"/>
    </style:style>
    <style:style style:name="P3" style:family="paragraph" style:parent-style-name="Standard" style:list-style-name="L1">
      <style:text-properties officeooo:rsid="0020b7d5" officeooo:paragraph-rsid="0020b7d5"/>
    </style:style>
    <style:style style:name="P4" style:family="paragraph" style:parent-style-name="Standard" style:list-style-name="L1">
      <style:text-properties officeooo:rsid="00275040" officeooo:paragraph-rsid="00275040"/>
    </style:style>
    <style:style style:name="P5" style:family="paragraph" style:parent-style-name="Standard" style:list-style-name="L1">
      <style:text-properties officeooo:rsid="0028721b" officeooo:paragraph-rsid="0028721b"/>
    </style:style>
    <style:style style:name="P6" style:family="paragraph" style:parent-style-name="Standard" style:list-style-name="L1">
      <style:text-properties officeooo:rsid="0029d07a" officeooo:paragraph-rsid="0029d07a"/>
    </style:style>
    <style:style style:name="P7" style:family="paragraph" style:parent-style-name="Standard" style:list-style-name="L1">
      <style:text-properties officeooo:rsid="002baad8" officeooo:paragraph-rsid="002baad8"/>
    </style:style>
    <style:style style:name="T1" style:family="text">
      <style:text-properties officeooo:rsid="001cd2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83357717420559441" text:style-name="L1">
        <text:list-item>
          <text:p text:style-name="P1"><text:span text:style-name="T1">Superpoksler: Man kjører k-means algoritmen på et bilde </text:span></text:p>
          <text:list>
            <text:list-item>
              <text:p text:style-name="P2">Man lager små regioner som er mer eller mindre uniforme</text:p>
            </text:list-item>
            <text:list-item>
              <text:p text:style-name="P3">Om man kjører dette på et svart bilde blir alt til sekskanter</text:p>
            </text:list-item>
          </text:list>
        </text:list-item>
        <text:list-item>
          <text:p text:style-name="P4">Low-level metoder kan gi verdifull data men er inherintly begrenset. </text:p>
        </text:list-item>
        <text:list-item>
          <text:p text:style-name="P5">Hva betyr det å være homogen </text:p>
          <text:list>
            <text:list-item>
              <text:p text:style-name="P5">Statistiske egenskaper </text:p>
              <text:list>
                <text:list-item>
                  <text:p text:style-name="P5">Man må regne i nabolaget for å regne ut statistikk </text:p>
                </text:list-item>
                <text:list-item>
                  <text:p text:style-name="P6">Teksturen a en piksel betyr ingenting. Det er teksturen til regionene som spiler en rolle </text:p>
                </text:list-item>
              </text:list>
            </text:list-item>
          </text:list>
        </text:list-item>
        <text:list-item>
          <text:p text:style-name="P7">Classifiers har blitt trent til å kjenne ignjen regioner </text:p>
        </text:list-item>
        <text:list-item>
          <text:p text:style-name="P7">Fourier transform (?) 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3:17:54.173064147</meta:creation-date>
    <meta:generator>LibreOffice/5.1.6.2$Linux_X86_64 LibreOffice_project/10m0$Build-2</meta:generator>
    <dc:date>2019-04-12T13:58:54.297394218</dc:date>
    <meta:editing-duration>PT40M56S</meta:editing-duration>
    <meta:editing-cycles>11</meta:editing-cycles>
    <meta:document-statistic meta:table-count="0" meta:image-count="0" meta:object-count="0" meta:page-count="1" meta:paragraph-count="11" meta:word-count="96" meta:character-count="524" meta:non-whitespace-character-count="441"/>
  </office:meta>
</office:document-meta>
</file>